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2fc" officeooo:paragraph-rsid="001352fc"/>
    </style:style>
    <style:style style:name="P2" style:family="paragraph" style:parent-style-name="Standard">
      <style:paragraph-properties fo:text-align="center" style:justify-single-word="false"/>
      <style:text-properties officeooo:rsid="001352fc" officeooo:paragraph-rsid="001352fc"/>
    </style:style>
    <style:style style:name="T1" style:family="text">
      <style:text-properties officeooo:rsid="00146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UID PROXY CACHE REFERENCES:</text:p>
      <text:p text:style-name="P1"/>
      <text:p text:style-name="P1">SSL Bumping on Squid 4.x:</text:p>
      <text:p text:style-name="P1"><text:a xlink:type="simple" xlink:href="https://scubarda.com/2020/03/23/configure-squid-proxy-for-ssl-tls-inspection-https-interception/" text:style-name="Internet_20_link" text:visited-style-name="Visited_20_Internet_20_Link">https://scubarda.com/2020/03/23/configure-squid-proxy-for-ssl-tls-inspection-https-interception/</text:a></text:p>
      <text:p text:style-name="P1"><text:a xlink:type="simple" xlink:href="https://docs.diladele.com/administrator_guide_stable/https_filtering/troubleshooting.html" text:style-name="Internet_20_link" text:visited-style-name="Visited_20_Internet_20_Link">https://docs.diladele.com/administrator_guide_stable/https_filtering/troubleshooting.html</text:a> <text:span text:style-name="T1">(special mention to Raspberry Pi (swapping configuration as well).</text:span></text:p>
      <text:p text:style-name="P1"/>
      <text:p text:style-name="P1">Windows Update:</text:p>
      <text:p text:style-name="P1"><text:a xlink:type="simple" xlink:href="https://www.rbftech.com/2016/05/how-do-i-make-windows-updates-cache.html" text:style-name="Internet_20_link" text:visited-style-name="Visited_20_Internet_20_Link">https://www.rbftech.com/2016/05/how-do-i-make-windows-updates-cache.html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40:19.199826511</meta:creation-date>
    <dc:date>2020-10-31T13:45:51.209779716</dc:date>
    <meta:editing-duration>PT5M3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23" meta:character-count="393" meta:non-whitespace-character-count="376"/>
  </office:meta>
</office:document-meta>
</file>